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officeooo:rsid="0018fa3c" officeooo:paragraph-rsid="0018fa3c" style:font-weight-asian="bold" style:font-weight-complex="bold"/>
    </style:style>
    <style:style style:name="P2" style:family="paragraph" style:parent-style-name="Standard">
      <style:paragraph-properties fo:line-height="150%" fo:text-align="start" style:justify-single-word="false"/>
      <style:text-properties fo:font-weight="bold" officeooo:rsid="001df454" officeooo:paragraph-rsid="001df454" style:font-weight-asian="bold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fo:font-weight="bold" officeooo:rsid="001df454" officeooo:paragraph-rsid="001df454" style:font-weight-asian="bold" style:font-weight-complex="bold"/>
    </style:style>
    <style:style style:name="P4" style:family="paragraph" style:parent-style-name="Standard">
      <style:paragraph-properties fo:line-height="150%" fo:text-align="start" style:justify-single-word="false"/>
      <style:text-properties fo:font-weight="bold" officeooo:rsid="001e5384" officeooo:paragraph-rsid="001e5384" style:font-weight-asian="bold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font-weight="bold" officeooo:rsid="001f7c31" officeooo:paragraph-rsid="001f7c31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line-height="150%"/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end" style:justify-single-word="false"/>
    </style:style>
    <style:style style:name="P10" style:family="paragraph" style:parent-style-name="Standard">
      <style:paragraph-properties fo:line-height="150%" fo:text-align="start" style:justify-single-word="false"/>
      <style:text-properties officeooo:paragraph-rsid="0018fa3c"/>
    </style:style>
    <style:style style:name="P11" style:family="paragraph" style:parent-style-name="Standard">
      <style:paragraph-properties fo:line-height="150%" fo:text-align="start" style:justify-single-word="false"/>
      <style:text-properties officeooo:paragraph-rsid="001d69a4"/>
    </style:style>
    <style:style style:name="P12" style:family="paragraph" style:parent-style-name="Standard" style:list-style-name="L3">
      <style:paragraph-properties fo:line-height="150%" fo:text-align="start" style:justify-single-word="false"/>
      <style:text-properties officeooo:paragraph-rsid="001e5384"/>
    </style:style>
    <style:style style:name="P13" style:family="paragraph" style:parent-style-name="Standard" style:list-style-name="L4">
      <style:paragraph-properties fo:line-height="150%" fo:text-align="start" style:justify-single-word="false"/>
      <style:text-properties officeooo:paragraph-rsid="001e5384"/>
    </style:style>
    <style:style style:name="P14" style:family="paragraph" style:parent-style-name="Standard" style:list-style-name="L5">
      <style:paragraph-properties fo:line-height="150%" fo:text-align="start" style:justify-single-word="false"/>
      <style:text-properties officeooo:paragraph-rsid="001f7c31"/>
    </style:style>
    <style:style style:name="P15" style:family="paragraph" style:parent-style-name="Standard">
      <style:paragraph-properties fo:line-height="150%" fo:text-align="start" style:justify-single-word="false"/>
      <style:text-properties officeooo:paragraph-rsid="0021208c"/>
    </style:style>
    <style:style style:name="P16" style:family="paragraph" style:parent-style-name="Standard">
      <style:paragraph-properties fo:line-height="150%" fo:text-align="start" style:justify-single-word="false"/>
      <style:text-properties fo:font-weight="normal" officeooo:rsid="0018fa3c" officeooo:paragraph-rsid="0018fa3c" style:font-weight-asian="normal" style:font-weight-complex="normal"/>
    </style:style>
    <style:style style:name="P17" style:family="paragraph" style:parent-style-name="Standard">
      <style:paragraph-properties fo:line-height="150%" fo:text-align="start" style:justify-single-word="false"/>
      <style:text-properties fo:font-weight="normal" officeooo:rsid="001cb2c9" officeooo:paragraph-rsid="001cb2c9" style:font-weight-asian="normal" style:font-weight-complex="normal"/>
    </style:style>
    <style:style style:name="P18" style:family="paragraph" style:parent-style-name="Standard">
      <style:paragraph-properties fo:line-height="150%" fo:text-align="start" style:justify-single-word="false"/>
      <style:text-properties fo:font-weight="normal" officeooo:rsid="001de5ce" officeooo:paragraph-rsid="001de5ce" style:font-weight-asian="normal" style:font-weight-complex="normal"/>
    </style:style>
    <style:style style:name="P19" style:family="paragraph" style:parent-style-name="Standard">
      <style:paragraph-properties fo:line-height="150%" fo:text-align="start" style:justify-single-word="false"/>
      <style:text-properties fo:font-weight="normal" officeooo:rsid="001df454" officeooo:paragraph-rsid="001df454" style:font-weight-asian="normal" style:font-weight-complex="normal"/>
    </style:style>
    <style:style style:name="P20" style:family="paragraph" style:parent-style-name="Standard" style:list-style-name="L2">
      <style:paragraph-properties fo:line-height="150%" fo:text-align="start" style:justify-single-word="false"/>
      <style:text-properties fo:font-weight="normal" officeooo:rsid="001df454" officeooo:paragraph-rsid="001df454" style:font-weight-asian="normal" style:font-weight-complex="normal"/>
    </style:style>
    <style:style style:name="P21" style:family="paragraph" style:parent-style-name="Standard">
      <style:paragraph-properties fo:line-height="150%" fo:text-align="start" style:justify-single-word="false"/>
      <style:text-properties fo:font-weight="normal" officeooo:rsid="001e5384" officeooo:paragraph-rsid="001e5384" style:font-weight-asian="normal" style:font-weight-complex="normal"/>
    </style:style>
    <style:style style:name="P22" style:family="paragraph" style:parent-style-name="Standard" style:list-style-name="L4">
      <style:paragraph-properties fo:line-height="150%" fo:text-align="start" style:justify-single-word="false"/>
      <style:text-properties fo:font-weight="normal" officeooo:rsid="001e5384" officeooo:paragraph-rsid="001e5384" style:font-weight-asian="normal" style:font-weight-complex="normal"/>
    </style:style>
    <style:style style:name="P23" style:family="paragraph" style:parent-style-name="Standard" style:list-style-name="L4">
      <style:paragraph-properties fo:line-height="150%" fo:text-align="start" style:justify-single-word="false"/>
      <style:text-properties fo:font-weight="normal" officeooo:rsid="001e5384" officeooo:paragraph-rsid="00210870" style:font-weight-asian="normal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font-weight="normal" officeooo:rsid="001f7c31" officeooo:paragraph-rsid="001f7c31" style:font-weight-asian="normal" style:font-weight-complex="normal"/>
    </style:style>
    <style:style style:name="P25" style:family="paragraph" style:parent-style-name="Standard" style:list-style-name="L5">
      <style:paragraph-properties fo:line-height="150%" fo:text-align="start" style:justify-single-word="false"/>
      <style:text-properties fo:font-weight="normal" officeooo:rsid="001f7c31" officeooo:paragraph-rsid="001f7c31" style:font-weight-asian="normal" style:font-weight-complex="normal"/>
    </style:style>
    <style:style style:name="P26" style:family="paragraph" style:parent-style-name="Standard">
      <style:paragraph-properties fo:line-height="150%" fo:text-align="start" style:justify-single-word="false"/>
      <style:text-properties fo:font-weight="normal" officeooo:rsid="00222893" officeooo:paragraph-rsid="00222893" style:font-weight-asian="normal" style:font-weight-complex="normal"/>
    </style:style>
    <style:style style:name="P27" style:family="paragraph" style:parent-style-name="Standard" style:list-style-name="L1">
      <style:paragraph-properties fo:line-height="150%" fo:text-align="start" style:justify-single-word="false"/>
      <style:text-properties officeooo:rsid="001d69a4" officeooo:paragraph-rsid="001d69a4"/>
    </style:style>
    <style:style style:name="P28" style:family="paragraph" style:parent-style-name="Standard">
      <style:paragraph-properties fo:line-height="150%" fo:text-align="start" style:justify-single-word="false"/>
      <style:text-properties officeooo:rsid="001de5ce" officeooo:paragraph-rsid="001de5ce"/>
    </style:style>
    <style:style style:name="P29" style:family="paragraph" style:parent-style-name="Standard">
      <style:paragraph-properties fo:line-height="150%" fo:text-align="start" style:justify-single-word="false"/>
      <style:text-properties fo:font-style="italic" fo:font-weight="normal" officeooo:rsid="001f7c31" officeooo:paragraph-rsid="001f7c31" style:font-style-asian="italic" style:font-weight-asian="normal" style:font-style-complex="italic" style:font-weight-complex="normal"/>
    </style:style>
    <style:style style:name="P30" style:family="paragraph" style:parent-style-name="Standard">
      <style:paragraph-properties fo:line-height="150%" fo:text-align="start" style:justify-single-word="false"/>
      <style:text-properties fo:font-style="italic" fo:font-weight="normal" officeooo:rsid="001f7c31" officeooo:paragraph-rsid="0021208c" style:font-style-asian="italic" style:font-weight-asian="normal" style:font-style-complex="italic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font-style="normal" fo:font-weight="bold" officeooo:rsid="001f7c31" officeooo:paragraph-rsid="001f7c31" style:font-style-asian="normal" style:font-weight-asian="bold" style:font-style-complex="normal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font-style="normal" fo:font-weight="bold" officeooo:rsid="001f7c31" officeooo:paragraph-rsid="001f7c31" style:font-style-asian="normal" style:font-weight-asian="bold" style:font-style-complex="normal" style:font-weight-complex="bold"/>
    </style:style>
    <style:style style:name="P33" style:family="paragraph" style:parent-style-name="Standard">
      <style:paragraph-properties fo:line-height="150%" fo:text-align="center" style:justify-single-word="false" fo:break-before="page"/>
      <style:text-properties fo:font-weight="bold" officeooo:rsid="0018fa3c" officeooo:paragraph-rsid="0018fa3c" style:font-weight-asian="bold" style:font-weight-complex="bold"/>
    </style:style>
    <style:style style:name="P34" style:family="paragraph" style:parent-style-name="Standard">
      <style:paragraph-properties fo:line-height="150%" fo:text-align="center" style:justify-single-word="false" fo:break-before="page"/>
      <style:text-properties fo:font-weight="bold" officeooo:rsid="001cb2c9" officeooo:paragraph-rsid="001cb2c9" style:font-weight-asian="bold" style:font-weight-complex="bold"/>
    </style:style>
    <style:style style:name="P35" style:family="paragraph" style:parent-style-name="Standard">
      <style:paragraph-properties fo:line-height="150%" fo:text-align="center" style:justify-single-word="false" fo:break-before="page"/>
      <style:text-properties fo:font-weight="bold" officeooo:rsid="001de5ce" officeooo:paragraph-rsid="001de5ce" style:font-weight-asian="bold" style:font-weight-complex="bold"/>
    </style:style>
    <style:style style:name="T1" style:family="text">
      <style:text-properties officeooo:rsid="00170da7"/>
    </style:style>
    <style:style style:name="T2" style:family="text">
      <style:text-properties officeooo:rsid="0018fa3c"/>
    </style:style>
    <style:style style:name="T3" style:family="text">
      <style:text-properties officeooo:rsid="001a73b2"/>
    </style:style>
    <style:style style:name="T4" style:family="text">
      <style:text-properties officeooo:rsid="001bd6c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8fa3c" style:font-weight-asian="normal" style:font-weight-complex="normal"/>
    </style:style>
    <style:style style:name="T7" style:family="text">
      <style:text-properties fo:font-weight="normal" officeooo:rsid="001bd6cd" style:font-weight-asian="normal" style:font-weight-complex="normal"/>
    </style:style>
    <style:style style:name="T8" style:family="text">
      <style:text-properties fo:font-weight="normal" officeooo:rsid="001cb2c9" style:font-weight-asian="normal" style:font-weight-complex="normal"/>
    </style:style>
    <style:style style:name="T9" style:family="text">
      <style:text-properties fo:font-weight="normal" officeooo:rsid="001d69a4" style:font-weight-asian="normal" style:font-weight-complex="normal"/>
    </style:style>
    <style:style style:name="T10" style:family="text">
      <style:text-properties fo:font-weight="normal" officeooo:rsid="001e5384" style:font-weight-asian="normal" style:font-weight-complex="normal"/>
    </style:style>
    <style:style style:name="T11" style:family="text">
      <style:text-properties fo:font-weight="normal" officeooo:rsid="001fa78a" style:font-weight-asian="normal" style:font-weight-complex="normal"/>
    </style:style>
    <style:style style:name="T12" style:family="text">
      <style:text-properties fo:font-weight="normal" officeooo:rsid="00210870" style:font-weight-asian="normal" style:font-weight-complex="normal"/>
    </style:style>
    <style:style style:name="T13" style:family="text">
      <style:text-properties fo:font-weight="normal" officeooo:rsid="001f7c31" style:font-weight-asian="normal" style:font-weight-complex="normal"/>
    </style:style>
    <style:style style:name="T14" style:family="text">
      <style:text-properties fo:font-weight="normal" officeooo:rsid="0021208c" style:font-weight-asian="normal" style:font-weight-complex="normal"/>
    </style:style>
    <style:style style:name="T15" style:family="text">
      <style:text-properties fo:font-weight="normal" officeooo:rsid="00222893" style:font-weight-asian="normal" style:font-weight-complex="normal"/>
    </style:style>
    <style:style style:name="T16" style:family="text">
      <style:text-properties fo:font-weight="normal" officeooo:rsid="0022e9be" style:font-weight-asian="normal" style:font-weight-complex="normal"/>
    </style:style>
    <style:style style:name="T17" style:family="text">
      <style:text-properties officeooo:rsid="001df454"/>
    </style:style>
    <style:style style:name="T18" style:family="text">
      <style:text-properties officeooo:rsid="001e5384"/>
    </style:style>
    <style:style style:name="T19" style:family="text">
      <style:text-properties officeooo:rsid="001fa78a"/>
    </style:style>
    <style:style style:name="T20" style:family="text">
      <style:text-properties officeooo:rsid="00210870"/>
    </style:style>
    <style:style style:name="T21" style:family="text">
      <style:text-properties officeooo:rsid="0021208c"/>
    </style:style>
    <style:style style:name="T22" style:family="text">
      <style:text-properties fo:font-style="normal" officeooo:rsid="0021208c" style:font-style-asian="normal" style:font-style-complex="normal"/>
    </style:style>
    <style:style style:name="T23" style:family="text">
      <style:text-properties fo:font-style="normal" officeooo:rsid="00222893" style:font-style-asian="normal" style:font-style-complex="normal"/>
    </style:style>
    <style:style style:name="T24" style:family="text">
      <style:text-properties fo:font-style="normal" fo:font-weight="normal" officeooo:rsid="0021208c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Министерство образования и исследований Республики Молдова</text:p>
      <text:p text:style-name="P8">Бэлцкий государственный университет им. Алеку Руссо</text:p>
      <text:p text:style-name="P8">Факультет реальных наук, экономики и окружающей среды</text:p>
      <text:p text:style-name="P8">Кафедра математики и информатики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6">Способы хранения информации в базах данных</text:p>
      <text:p text:style-name="P8">Научный реферат</text:p>
      <text:p text:style-name="P7"/>
      <text:p text:style-name="P7"/>
      <text:p text:style-name="P7"/>
      <text:p text:style-name="P7"/>
      <text:p text:style-name="P7"/>
      <text:p text:style-name="P9">Выполнил:</text:p>
      <text:p text:style-name="P9"><text:span text:style-name="T1">Михай Валентин</text:span>, гр. АW11M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pan text:style-name="T2">Б</text:span>элць, 2021</text:p>
      <text:p text:style-name="P33">СОДЕРЖАНИЕ</text:p>
      <text:p text:style-name="P33">ВВЕДЕНИЕ</text:p>
      <text:p text:style-name="P1"/>
      <text:p text:style-name="P16"><text:tab/><text:span text:style-name="T3">Бурное развите информационных технологий и информационных систем </text:span><text:span text:style-name="T4">всё чаще отражается во всё большем количестве сфер дефтельности человека. Программные продукты предоставляют автоматизированные и удобные решения для задач, которые ранее требовали ручного труда или усилий группы работников.</text:span></text:p>
      <text:p text:style-name="P10"><text:span text:style-name="T6"><text:tab/></text:span><text:span text:style-name="T7">На ряду с ростом популярности цифровых решений и развитием технологий в общем, также развиваются технологии, которые позволяют улучшать отдельные части программы. Одним из классов таких технологий являются инструменты для хранения и обработки данных.</text:span></text:p>
      <text:p text:style-name="P11"><text:span text:style-name="T7"><text:tab/></text:span><text:span text:style-name="T8">На сегоднящний день практически каждое приложение(программное обеспечение) использует одну из реализаций баз данных для обработки и хранения информации. Количсетво хранимой информации в банках различных продуктов растет экспанинциално, так например, компания Google в 2006 году использоавала базу на 850 террабайт для своей поисковой машины, а уже в 2014 году объем инфомрмации вырос до 10 эксабайт [1]. </text:span><text:span text:style-name="T9">Также кадая задача, поставленная перед программистом, затрагивает различные доменные области, а соотвественно информацию различных типов и форматов.</text:span></text:p>
      <text:p text:style-name="P11"><text:span text:style-name="T9"><text:tab/>Для работы с различными типами данных и разнобразием форматов базы данных стали развиваться в узконаправленных направлениях: для хранения информации о финансовых операциях следует использовать безопасную базу с поддержкой транзакций, в то время как для хранения кэша приложения лучше подойдет решение, которое использует оперативную память компьютера.</text:span></text:p>
      <text:p text:style-name="P11"><text:span text:style-name="T9"><text:tab/>В зависимоти от реализации и типа хранения информации базы данных можно классифицировать по нескольким кретериям:</text:span></text:p>
      <text:list xml:id="list3367316445" text:style-name="L1">
        <text:list-item>
          <text:p text:style-name="P27"><text:span text:style-name="T5">модель данных;</text:span></text:p>
        </text:list-item>
        <text:list-item>
          <text:p text:style-name="P27"><text:span text:style-name="T5">среда постоянного хранения;</text:span></text:p>
        </text:list-item>
        <text:list-item>
          <text:p text:style-name="P27"><text:span text:style-name="T5">тип содержимого;</text:span></text:p>
        </text:list-item>
        <text:list-item>
          <text:p text:style-name="P27"><text:span text:style-name="T5">степень распределенности.</text:span></text:p>
        </text:list-item>
      </text:list>
      <text:p text:style-name="P28"><text:span text:style-name="T5">Данные параметры позволяют характеризовать большенство случаев и реализаций методов хранения информации в базе. Однако, существуют и такие задачи, которые не поддаются классификации, например сверхбольшие базы данных.</text:span></text:p>
      <text:p text:style-name="P28"><text:span text:style-name="T5"><text:tab/>Такие базы данных представляют собой наборы инфомации критических объемов, которые определены научными и техническими достижениями в сфере физического хранения инфомации.</text:span></text:p>
      <text:p text:style-name="P35">ОСНОВНЫЕ ПОНЯТИЯ</text:p>
      <text:p text:style-name="P18"/>
      <text:p text:style-name="P18"><text:tab/>База данных, <text:s/>согласно стандарту ISO/IEC 2382:2015, - это совокупность данных, организованных в соответствии с концептуальной структурой, описывающей характеристики этих данных и взаимоотношения между ними, которая поддерживает одну или более областей применения [2].</text:p>
      <text:p text:style-name="P18"><text:tab/><text:span text:style-name="T17">Система управления базами данных(СУБД) – это набор программ, которые обеспесчивают управление созданием и использованием баз данных [3].</text:span></text:p>
      <text:p text:style-name="P18"/>
      <text:p text:style-name="P3">КЛАССИФИКАЦИЯ СПОСОБОВ ХРАНЕНИЯ ИНФОРМАЦИИ В БЕЗЕ ДАННЫХ</text:p>
      <text:p text:style-name="P3"/>
      <text:p text:style-name="P2"><text:tab/><text:span text:style-name="T5">В общем случае, способы хранения информации можно характеризовать четырьмя основными критериями: модель данных, средства постоянного хранения, тип содержимого, степень распределенности.</text:span></text:p>
      <text:p text:style-name="P2"><text:span text:style-name="T5"/></text:p>
      <text:p text:style-name="P2">Модели данных</text:p>
      <text:p text:style-name="P2"/>
      <text:p text:style-name="P19">По типам моделей данных способы хранения могут быть следующими:</text:p>
      <text:list xml:id="list1189711774" text:style-name="L2">
        <text:list-item>
          <text:p text:style-name="P20">иерархическая;</text:p>
        </text:list-item>
        <text:list-item>
          <text:p text:style-name="P20">объектно-ориентированная;</text:p>
        </text:list-item>
        <text:list-item>
          <text:p text:style-name="P20">реляционная.</text:p>
        </text:list-item>
      </text:list>
      <text:p text:style-name="P21"><text:tab/>Иерархическая модель предсталяет данные в виде древа, которое состоит из отдельных объектов, между которыми существуют связи.</text:p>
      <text:p text:style-name="P21"><text:tab/>Объектно-ориентированная модель является отражением принципов объектно-ориентированного программирования и хранит информацию в виде классов, их атрибутов и методов [4].</text:p>
      <text:p text:style-name="P21"><text:tab/>Реляционная модель – это логическая модель, где данные хранятся исходя из их связей и отношений между отдельными сегментами.</text:p>
      <text:p text:style-name="P21"/>
      <text:p text:style-name="P4">Средства постоянного хранения</text:p>
      <text:p text:style-name="P21"/>
      <text:p text:style-name="P21"><text:tab/><text:span text:style-name="T19">Для хранения информации может быть использован любой тип памяти компьютера:</text:span></text:p>
      <text:list xml:id="list3553696786" text:style-name="L3">
        <text:list-item>
          <text:p text:style-name="P12"><text:span text:style-name="T11">в</text:span><text:span text:style-name="T10">торичная память – </text:span><text:span text:style-name="T11">это энергонезависимая, переферийная память, напримет жесткий диск;</text:span></text:p>
        </text:list-item>
        <text:list-item>
          <text:p text:style-name="P12"><text:span text:style-name="T11">о</text:span><text:span text:style-name="T10">перативная память – </text:span><text:span text:style-name="T11">используется резедентными базами данных;</text:span></text:p>
        </text:list-item>
        <text:list-item>
          <text:p text:style-name="P12"><text:soft-page-break/><text:span text:style-name="T11">т</text:span><text:span text:style-name="T10">ретичная память – </text:span><text:span text:style-name="T11">представляет собой </text:span><text:span text:style-name="T10">съемн</text:span><text:span text:style-name="T11">ое устройство независимое от конкретного сервера базы данныъ.</text:span></text:p>
        </text:list-item>
      </text:list>
      <text:p text:style-name="P21"/>
      <text:p text:style-name="P4">Типы содержимого</text:p>
      <text:p text:style-name="P4"/>
      <text:p text:style-name="P4"><text:tab/><text:span text:style-name="T12">В зависимости от типа хранимой информации относительно предметной облости способы организации данных также отличаются. Основынми группами типов можно считать:</text:span></text:p>
      <text:list xml:id="list3872962091" text:style-name="L4">
        <text:list-item>
          <text:p text:style-name="P13"><text:span text:style-name="T12">документы – информация организована в виде документа и модержит исчерпывающее описание</text:span><text:span text:style-name="T10">;</text:span></text:p>
        </text:list-item>
        <text:list-item>
          <text:p text:style-name="P23"><text:span text:style-name="T19">м</text:span>ультимидия – <text:span text:style-name="T20">вся инфомация представлена медиа содержимым</text:span>;</text:p>
        </text:list-item>
        <text:list-item>
          <text:p text:style-name="P22"><text:span text:style-name="T19">к</text:span>лиентская – <text:span text:style-name="T20">различные виды личной информации различных типов данных и правилами контроля</text:span>.</text:p>
        </text:list-item>
      </text:list>
      <text:p text:style-name="P21"/>
      <text:p text:style-name="P5">Степени распределенности</text:p>
      <text:p text:style-name="P5"/>
      <text:p text:style-name="P5"><text:tab/><text:span text:style-name="T12">База данных не обязательно должна быть централизованной. Ее составные части могут быть распределены по разным серверам. Выделяют следующие типы:</text:span></text:p>
      <text:list xml:id="list2924307494" text:style-name="L5">
        <text:list-item>
          <text:p text:style-name="P14"><text:span text:style-name="T12">ц</text:span><text:span text:style-name="T13">ентрализованная – </text:span><text:span text:style-name="T12">для поддержки базы данных используется один компьютер;</text:span></text:p>
        </text:list-item>
        <text:list-item>
          <text:p text:style-name="P25">Распределенная – <text:span text:style-name="T20">поддержка базы делигирована нескольким машинам:</text:span></text:p>
          <text:list>
            <text:list-item>
              <text:p text:style-name="P14"><text:span text:style-name="T12">о</text:span><text:span text:style-name="T13">днородная – </text:span><text:span text:style-name="T12">каждая машина хранит схожие сигменты данных и использует одиниковые СУБД</text:span></text:p>
            </text:list-item>
            <text:list-item>
              <text:p text:style-name="P14"><text:span text:style-name="T12">н</text:span><text:span text:style-name="T13">еоднородная – </text:span><text:span text:style-name="T14">для поддержки используется более одной СУБД, соостветсвенно сегменты данных могут различаться по типу.</text:span></text:p>
            </text:list-item>
          </text:list>
        </text:list-item>
      </text:list>
      <text:p text:style-name="P24"/>
      <text:p text:style-name="P29"><text:tab/><text:span text:style-name="T22">В качестве отдельных способов хранения информации можно выделить: репликация и шардинг.</text:span></text:p>
      <text:p text:style-name="P15"><text:span text:style-name="T24"><text:tab/>Репликация позволяет хранить несколько копий текущего состояния базы балансировать нагрузку внутри кластера приложения [5]. Существуют две соновные моделирепликации: мастер – мастер, мастер – подчененный. В первом случае все реплики являются равносильными, во втором – подчененые реплики имеют более низкий приоретет.</text:span></text:p>
      <text:p text:style-name="P30"><text:span text:style-name="T22"><text:tab/>Шардниг представляет собой подход. при котором инфомация разбивается на несколько частей на уровне одной сущности </text:span><text:span text:style-name="T23">[6]</text:span><text:span text:style-name="T22">. В случае базы данных, которая использует табличную структуру, одна таблца может быть разбита на две более мелкие, что повысит скорость обработки каждого отдельного сегмента.</text:span></text:p>
      <text:p text:style-name="P29"/>
      <text:p text:style-name="P32"><text:soft-page-break/>ЗАКЛЮЧЕНИЕ</text:p>
      <text:p text:style-name="P31"/>
      <text:p text:style-name="P31"><text:tab/><text:span text:style-name="T15">Способ хранения информации данных в базе напрямую связан с характеристиками и метаданными самих этих данных. На сегодняшний день существует большое количество различных способов хранения, которые позволяют обрабатывать самые разные типы данных, от географических координат до реквизитов банковских карт.</text:span></text:p>
      <text:p text:style-name="P31"><text:span text:style-name="T15"><text:tab/>Некоторые подходы позволяют повысить отказоустойчивочть базыб например: репликация. Другие позволяют манипулировать большими объемами информации, используя шардинг. </text:span><text:span text:style-name="T16">Такие методы позволяют повысит безопасность системы и ее отзывчивость.</text:span></text:p>
      <text:p text:style-name="P31"><text:span text:style-name="T15"><text:tab/>Также для каждой специфи</text:span><text:span text:style-name="T16">чной</text:span><text:span text:style-name="T15"> реализации потребителя данных существуют различные модели, которые повышают быстродействие системы и делают ее использование более удобным.</text:span></text:p>
      <text:p text:style-name="P31"><text:span text:style-name="T15"><text:tab/>Несмотря на всё изобилие способов хранения информации существуют ограничения физических аппаратов, которые приводят к вопросу о проблеме сверхбольших баз данных. На сегодняшний день данная проблема не решена полностью, в то время как скорость накопления данных растет очень быстро.</text:span></text:p>
      <text:p text:style-name="P34">БИБЛИОГРАФИЯ</text:p>
      <text:p text:style-name="P17">1. <text:a xlink:type="simple" xlink:href="http://googlesystem.blogspot.com/2006/09/how-much-data-does-google-store.html" text:style-name="Internet_20_link" text:visited-style-name="Visited_20_Internet_20_Link">http://googlesystem.blogspot.com/2006/09/how-much-data-does-google-store.html</text:a></text:p>
      <text:p text:style-name="P18">2. https://www.iso.org/standard/63598.html</text:p>
      <text:p text:style-name="P19">3. <text:a xlink:type="simple" xlink:href="https://www.iso.org/standard/38607.html" text:style-name="Internet_20_link" text:visited-style-name="Visited_20_Internet_20_Link">https://www.iso.org/standard/38607.html</text:a></text:p>
      <text:p text:style-name="P19"><text:span text:style-name="T18">4. </text:span><text:a xlink:type="simple" xlink:href="http://citforum.ru/database/articles/art_24.shtml" text:style-name="Internet_20_link" text:visited-style-name="Visited_20_Internet_20_Link">http://citforum.ru/database/articles/art_24.shtml</text:a></text:p>
      <text:p text:style-name="P19"><text:span text:style-name="T21">5</text:span>. <text:a xlink:type="simple" xlink:href="https://searchdisasterrecovery.techtarget.com/definition/data-replication" text:style-name="Internet_20_link" text:visited-style-name="Visited_20_Internet_20_Link">https://searchdisasterrecovery.techtarget.com/definition/data-replication</text:a></text:p>
      <text:p text:style-name="P26">6. http://oleg.zorin.ru/doku.php?id=development:database:sharding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6T14:27:47.131034915</meta:creation-date>
    <dc:date>2021-09-30T09:22:23.378797347</dc:date>
    <meta:editing-duration>PT6M34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7" meta:paragraph-count="66" meta:word-count="825" meta:character-count="6913" meta:non-whitespace-character-count="6133"/>
  </office:meta>
</office:document-meta>
</file>